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Mono" svg:font-family="'DejaVu Sans Mono'"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cm" fo:text-indent="0cm" style:auto-text-indent="false"/>
    </style:style>
    <style:style style:name="P2" style:family="paragraph" style:parent-style-name="Standard" style:list-style-name="L6">
      <style:paragraph-properties fo:margin-left="0cm" fo:margin-right="0cm" fo:margin-top="0cm" fo:margin-bottom="0cm" fo:text-indent="0cm" style:auto-text-indent="false"/>
    </style:style>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style:style style:name="P5" style:family="paragraph" style:parent-style-name="Text_20_body" style:list-style-name="L5">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96013110" text:style-name="L1">
        <text:list-item>
          <text:p text:style-name="P3">Main qui bouge le héro :</text:p>
          <text:list>
            <text:list-item>
              <text:p text:style-name="P3">Labyrinthe ou dès que l'on dévie une main nous prend et nous remet au début</text:p>
            </text:list-item>
            <text:list-item>
              <text:p text:style-name="P3">Main qui prend le cœur à la fin du donjon</text:p>
            </text:list-item>
          </text:list>
        </text:list-item>
      </text:list>
      <text:list xml:id="list228280311" text:style-name="L2">
        <text:list-item>
          <text:p text:style-name="P4">Entrer un nom :</text:p>
          <text:list>
            <text:list-item>
              <text:p text:style-name="P4">minimum de caractères genre 14-15 deux mots etc…</text:p>
            </text:list-item>
            <text:list-item>
              <text:p text:style-name="P4">Quand on l'a rentré avec les bon prérequis "en fait tu t’appelleras 'boulet'"</text:p>
            </text:list-item>
          </text:list>
        </text:list-item>
      </text:list>
      <text:p text:style-name="Standard"/>
      <text:p text:style-name="Standard">- Parodie de Zelda ROTH et Zelda 3T avec une chaîne d'échanges débile (bocaux d'épices, sacs de riz…) qui impose de faire des allers-retours dans des salles totalement vides, et avec des bottes de pégase qui vont aller méga vite<text:line-break/>- Parodie du vieux ZS avec une course contre-la-montre impossible à réussir</text:p>
      <text:p text:style-name="Standard"/>
      <text:list xml:id="list918260641" text:style-name="L5">
        <text:list-item>
          <text:p text:style-name="P5">On avait parlé d'inverser les flèches de déplacement. Pour le jeu entier c'est naze, voir si c'est faisable pour une énigme (course de vitesse?  )</text:p>
        </text:list-item>
        <text:list-item>
          <text:p text:style-name="P5">Page de crédits</text:p>
          <text:list>
            <text:list-item>
              <text:p text:style-name="P5">mettre des faux noms, du genre Christofaux pour Christopho, oldganon pour newlink, BenDarthVader pour moi etc...</text:p>
            </text:list-item>
            <text:list-item>
              <text:p text:style-name="P5">mettre des photos de l'irl pendant que défilent les crédits (des photos sans nos visages alors, avoir son portrait qui traine sur un jeu en ligne bof... Mais si on a des photos de cadavre de pizza )</text:p>
            </text:list-item>
          </text:list>
        </text:list-item>
        <text:list-item>
          <text:p text:style-name="P5">Ecran de titre</text:p>
          <text:list>
            <text:list-item>
              <text:p text:style-name="P5">reprendre celui de ZS, et à un moment inverser le DX en XD écrit de façon pourri (genre paint)</text:p>
            </text:list-item>
            <text:list-item>
              <text:p text:style-name="P5">changer la musique de zelda pour une version qui sature (au moment ou il y a le bruit d'épée par exemple)</text:p>
            </text:list-item>
          </text:list>
        </text:list-item>
        <text:list-item>
          <text:p text:style-name="P5">item qui marche de facon aléatoire</text:p>
          <text:list>
            <text:list-item>
              <text:p text:style-name="P5">Boomerang avec une trajectoire étrange</text:p>
            </text:list-item>
            <text:list-item>
              <text:p text:style-name="P5">arc dont on casse la corde à un moment</text:p>
            </text:list-item>
            <text:list-item>
              <text:p text:style-name="P5">bombe qui n'explose pas (ou alors qui explose juste quand Link est a coté )</text:p>
            </text:list-item>
            <text:list-item>
              <text:p text:style-name="P5">bottes qui font partir en sens inverse</text:p>
            </text:list-item>
          </text:list>
        </text:list-item>
      </text:list>
      <text:p text:style-name="Standard"/>
      <text:p text:style-name="Standard">Franchement excellent <text:s/>je vois bien aussi Tom qui fait sa tête et n'ouvre pas le donjon 1 sans lui avoir filé 1000 rubis </text:p>
      <text:p text:style-name="Standard"/>
      <text:p text:style-name="Standard">Pendant l'intro, toutes les lettres sont inversées.<text:line-break/>Quand on donne un coup d'épée, une fois sur N, Link se frappe tout seul.<text:line-break/>Quand on veut entrer dans une maison, une fois sur N, l'écran disparaît mais au lieu de ré-apparaître dans la maison, on ré-apparait comme si on en sortait.<text:line-break/>Dans le village, les gens parlent en SMS.<text:line-break/>Les choux péteurs pètent vraiment.</text:p>
      <text:p text:style-name="Standard"/>
      <text:p text:style-name="Standard">On peux mettre un choux péteur spécial au milieu bien en vue qui provoque une explosion nucléaire, s'en suit une image post apocalyptique d'Hyrule, et Game Over!<text:line-break/>Après l'écran Game Over, on peut faire un retour à l'écran titre, ou un message de blague du genre "T'y a cru hein? " et petit retour dans le temps avant de toucher au choux péteur nucléaire, et poursuite du jeu comme si de rien n'était!</text:p>
      <text:p text:style-name="Standard"/>
      <text:list xml:id="list271701552" text:style-name="L6">
        <text:list-item>
          <text:p text:style-name="P2">Que des coffres vides, et de plus en plus, le message se fout de la gueule du joueur :<text:line-break/>  1- "Ce coffre est vide, tant pis pour toi"<text:line-break/>  2- "Encore vide ! C'est bête hein ?"<text:line-break/>  3- "lolilol ! T'as vraiment pas de chance"<text:line-break/><text:soft-page-break/>  4- "Un trou noir a absorbé le contenu de ce coffre ! "<text:line-break/>  5- "En fait, tu le fais exprès, tu choisis que les coffres vides ma parole !"<text:line-break/>  6- "On dirait que le petit farfadet des donjons est passé avant toi"<text:line-break/>  7- "T'aurais plus de chance à jouer à la maison des rubis !"<text:line-break/>  8- "Tu viens de gagner 50 000 rubis ! Nan je déconne :p"<text:line-break/>  9- "Vous êtes le maillon faible, au revoir !"<text:line-break/><text:line-break/>- Dans le même ordre d'idée, trois coffres se présentent devant Link, quel que soit celui que le joueur choisit, il est vide : "Dommage ! C'est vide, tu devrais en prendre un autre" et à la fin du message, les coffres disparaissent.<text:line-break/>- Les petite clés qui n'ouvrent aucune porte, il faut juste les défoncer avec les bottes de pégase.<text:line-break/>- Quête de l'échange qui ressemble à la maison qui rend fou des douze travaux d'Asterix<text:line-break/>- Un PNJ qui est de mauvaise foi, on lui apporte un objet qu'il avait demandé auparavant, il dit "mais non, je n'ai pas demandé de sac de riz, je voulais un patin à roulette !", on lui amène après moult allers-retours et il change d'avis "qui t'as dit que je voulais faire du patin à roulette, j'ai faim ! Apporte moi du riz !"...<text:line-break/>On a à faire plusieurs fois à ce personnage pour différentes choses.<text:line-break/>- Les prix dans les boutiques sont invraisemblables : 10^9 rubis / cosinus de 3 rubis / 3 carottes et 2 patates<text:line-break/>- Une grotte en deux parties séparées par un gros gouffre impossible à franchir : d'un côté link, de l'autre une trentaine de fragments de coeur<text:line-break/><text:line-break/>- Link doit entrer un code avec 4 interrupteurs, la combinaison lui est donné plus tot :<text:line-break/> "214321321221342132423142114213241212112432431231123421312343433434343211214342134213421343112124234 31241"<text:line-break/>Et si le joueur la rentre correctement, on lui dit "Ça n'a pas l'air d'être la bonne combinaison, tu es sûr que tu l'as bien notée ?"<text:line-break/>C'est après avoir été retourné lire la pancarte avec le code, quand link pénètre dans la salle, l'accès est déjà déverrouillé avec une pancarte : "Finalement c'était bon la première fois, tu n'avais pas besoin de vérifier"</text:p>
        </text:list-item>
      </text:list>
      <text:p text:style-name="P1"/>
      <text:p text:style-name="P1">- tu finis un donjon et là "désolé mais la princesse est dans un autre chateau"<text:line-break/>- mettre la princesse zelda dans un coffre qu'on obtient dès le début du jeu<text:line-break/>- sinon tu bats un bosse et dans le coffre y'a une banane, du coup tu sors du donjon et là (paf pastèque) animation : donkey kong te tombe dessus et te prend ta banane<text:line-break/>- remplacer épona par un âne bâté qui avance comme il veut (tu changes les commandes aléatoirement) + carottes en item qui peut le faire marcher normalement<text:line-break/>- un karting de mario kart ?<text:line-break/>- un boss chuck norris aussi genre impossible à battre<text:line-break/>- trouver l'épée dans la forêt alors qu'elle est accrochée au mur de ta maison<text:line-break/>- trouver une epée sabre laser donnée par maitre yoda caché dans une marre</text:p>
      <text:p text:style-name="P1"/>
      <text:p text:style-name="P1">Un coffre avec un bout de parchemin avec noté dessus : "Itération des politiques optimistes et apprentissage du jeu de Zelda" histoire de faire une énigme qui mène à rien dans le jeu!  </text:p>
      <text:p text:style-name="P1"/>
      <text:p text:style-name="P1">Un panneau qui dit: "switch panneau: case 1 …. case 2 … case 3… //Il faut que je définisse le case pour ce panneau"</text:p>
      <text:p text:style-name="P1">  genre tu t'approches du panneau et ça affiche "TODO" </text:p>
      <text:p text:style-name="P1"/>
      <text:p text:style-name="P1">Une idée de parodie d'un truc qui m'a toujours frustré dans les Zelda :<text:line-break/>Au milieu du jeu : "Tu as trouvé la Cotte de Mailles Rouge ! Elle est deux fois plus résistante que l'ancienne ! Dommage qu'à partir de maintenant, tous les nouveaux ennemis vont être trois fois plus <text:soft-page-break/>puissants qu'avant !"<text:line-break/>À la fin du jeu : "Tu as trouvé l'Épée Excalibur ! Elle est deux fois plus puissante contre les ennemis ! Dommage que le jeu soit fini, ça aurait pu être utile !"</text:p>
      <text:p text:style-name="P1"/>
      <text:p text:style-name="P1">Faire une intro bien longue pour parodier la démo de ZSDX et au bout de quelques phrases d'histoire, glisser comme si de rien n'était un dialogue qui dit "Ce texte s'écrit très lentement et ne peut pas être passé. [pause de 2 secondes] Il est également ponctué de nombreux arrêts très pénibles. [pause de 2 secondes] Tu as très envie de commencer à jouer, mais ce texte inintéressant défile sur un ton solennel et dans une ambiance de légende, donc tu es prié de l'accepter."</text:p>
      <text:p text:style-name="P1"/>
      <text:p text:style-name="P1">"Tu reçois le Bouclier Miroir, il est énorme et te caches la vue, ne renvoie AUCUNE attaque vers l'adversaire (le nom est mensonger hein??), et ne sers qu'à parer UN SEUL laser, super utile hein?" </text:p>
      <text:p text:style-name="P1"/>
      <text:p text:style-name="P1"><text:s/>et sinon une idée en plus, un type d'ennemi dont l'IA est de fuir le héro, et qu'il faut pourchasser dans une salle pleine de piques <text:line-break/> ce serait mieux si on n'a pas d'armes à distance à ce moment là.</text:p>
      <text:p text:style-name="P1"/>
      <text:p text:style-name="P1"> - Un villageois qui promet un quart de cœur si tu coupes sa pelouse, mais la pelouse étant sur 2 écrans, tu as beau couper, quand tu changes d'écran elle repousse toujours. <text:line-break/> - Ganon qui dit à Link "Je suis ton père"<text:line-break/> - Je sais pas si c'est possible mais dès que Link reçoit un objet, son sac à dos grossit et le ralentit de plus en plus.<text:line-break/> - Un temple à se farcir 10 fois comme dans Phantom Hourglass<text:line-break/> - Zelda qui parle à la Link par télépathie sans le vouloir, qui dit n'importe quoi, puis qui s'excuse d'avoir oublié de fermer la conversation<text:line-break/> - On sauve Zelda, on se retrouve dans la même pièce qu'elle. Elle nous demande d'aller chercher un croissant, et quand on revient elle s'est encore fait capturer. On la re-sauve (elle se faisait emmener par des soldats juste à côte) et elle se refait capturer, et ainsi de suite...<text:line-break/> - Donjon encore en construction, on arrive dans une pièce et on voit l'architecte ainsi que les ouvriers qui bossent dessus. L'architecte propose à Link de revenir plus tard.<text:line-break/> - Link violet avec les cheveux verts<text:line-break/> - Après tous les donjons, Link reçoit une clé, qui s'avère être la clé de sa propre cave, là où il avait enfermé Zelda suite à une soirée alcoolisée. (Ok un peu trop lugubre peut-être)<text:line-break/> - Quand on frappe les poules trop longtemps, la SPA arrive</text:p>
      <text:p text:style-name="P1"/>
      <text:p text:style-name="P1">Je rajoute une vague idée que j'ai eue à midi : un village où tout le monde parle de la même chose : une caverne sinistre plaine de dangers dont personne n'est jamais revenu vivant, qui est située au nord du village, dont l'accès est interdit, il faut utiliser des bombes pour y rentrer, etc…<text:line-break/>Et quand le joueur y va, car comme c'est interdit et que tout le monde en parle, il y va, il tombe dans un trou géant qui le fait tomber à l'étage inférieur. À cet étage inférieur il tombe à nouveau, il descend d'une quinzaine d'étages comme ça et il finit par avoir game over en tombant dans la lave au final.<text:line-break/>Après quand il revient au village on lui dit : je t'avais dit de ne pas aller dans cette grotte, c'est pas du tout là qu'il fallait aller, en fait tu dois aller à tel endroit…</text:p>
      <text:p text:style-name="P1"/>
      <text:p text:style-name="P1">Moi j'aime beaucoup l'idée de Zelda retenue dans la cave de Link, c'est décalé à souhait, j'espère qu'on retiendra ça.</text:p>
      <text:p text:style-name="P1">+1 également! On peut y mettre des rats en compagnie de la dame histoire de faire cave très lugubre avec Zelda qui fait des "Hiiiiiiiiiiiiii des rats" en boucle tous les 2 pas jusqu'à qu'ils soient tous tués lorsque on la "déli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Mono" svg:font-family="'DejaVu Sans Mono'"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Mono"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Mono"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1T17:44:12</meta:creation-date>
    <meta:document-statistic meta:table-count="0" meta:image-count="0" meta:object-count="0" meta:page-count="3" meta:paragraph-count="35" meta:word-count="1765" meta:character-count="9435"/>
    <meta:editing-duration>P0D</meta:editing-duration>
    <meta:editing-cycles>1</meta:editing-cycles>
    <meta:generator>OpenOffice.org/3.3$Unix OpenOffice.org_project/330m20$Build-9567</meta:generator>
  </office:meta>
</office:document-meta>
</file>